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center" style:justify-single-word="false"/>
      <style:text-properties fo:font-size="16pt" style:text-underline-style="none" fo:font-weight="bold" style:font-size-asian="14pt" style:font-weight-asian="bold" style:font-size-complex="16pt" style:font-weight-complex="bold"/>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list-style-name="L1">
      <style:text-properties style:text-underline-style="solid" style:text-underline-width="auto" style:text-underline-color="font-color" fo:font-weight="normal" style:font-weight-asian="normal" style:font-weight-complex="normal"/>
    </style:style>
    <style:style style:name="P7" style:family="paragraph" style:parent-style-name="Standard" style:list-style-name="L2">
      <style:text-properties style:text-underline-style="solid" style:text-underline-width="auto" style:text-underline-color="font-color" fo:font-weight="normal" style:font-weight-asian="normal" style:font-weight-complex="normal"/>
    </style:style>
    <style:style style:name="P8" style:family="paragraph" style:parent-style-name="Standard" style:list-style-name="L3">
      <style:text-properties style:text-underline-style="solid" style:text-underline-width="auto" style:text-underline-color="font-color" fo:font-weight="normal" style:font-weight-asian="normal" style:font-weight-complex="normal"/>
    </style:style>
    <style:style style:name="P9" style:family="paragraph" style:parent-style-name="Standard" style:list-style-name="L5">
      <style:text-properties style:text-underline-style="solid" style:text-underline-width="auto" style:text-underline-color="font-color" fo:font-weight="normal" style:font-weight-asian="normal" style:font-weight-complex="normal"/>
    </style:style>
    <style:style style:name="P10"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11" style:family="paragraph" style:parent-style-name="Standard" style:list-style-name="L10">
      <style:text-properties style:text-underline-style="solid" style:text-underline-width="auto" style:text-underline-color="font-color" fo:font-weight="normal" style:font-weight-asian="normal" style:font-weight-complex="normal"/>
    </style:style>
    <style:style style:name="P12" style:family="paragraph" style:parent-style-name="Standard" style:list-style-name="L11">
      <style:text-properties style:text-underline-style="solid" style:text-underline-width="auto" style:text-underline-color="font-color" fo:font-weight="normal" style:font-weight-asian="normal" style:font-weight-complex="normal"/>
    </style:style>
    <style:style style:name="P13" style:family="paragraph" style:parent-style-name="Standard" style:list-style-name="L12">
      <style:text-properties style:text-underline-style="solid" style:text-underline-width="auto" style:text-underline-color="font-color" fo:font-weight="normal" style:font-weight-asian="normal" style:font-weight-complex="normal"/>
    </style:style>
    <style:style style:name="P14" style:family="paragraph" style:parent-style-name="Standard">
      <style:text-properties style:text-underline-style="none" fo:font-weight="normal" style:font-weight-asian="normal" style:font-weight-complex="normal"/>
    </style:style>
    <style:style style:name="P15" style:family="paragraph" style:parent-style-name="Standard" style:list-style-name="L4">
      <style:text-properties style:text-underline-style="none" fo:font-weight="normal" style:font-weight-asian="normal" style:font-weight-complex="normal"/>
    </style:style>
    <style:style style:name="P1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FabLab</text:p>
      <text:p text:style-name="P3">Réalisation d'un capteur polyvalent</text:p>
      <text:p text:style-name="P3">Compte rendu de projet</text:p>
      <text:p text:style-name="P1"/>
      <text:p text:style-name="P1"/>
      <text:p text:style-name="P1"/>
      <text:p text:style-name="P2"><text:tab/>Le présent compte rendu sert de tableau générale. On y insérera les compte rendus de séances avec le tuteur de projets, les idées générales, l'avancement du projet, ...</text:p>
      <text:p text:style-name="P1"/>
      <text:p text:style-name="P1"/>
      <text:p text:style-name="P4">Compte rendu de séance avec le tuteur (mercredi 19 février):</text:p>
      <text:p text:style-name="P2"><text:tab/></text:p>
      <text:list xml:id="list6931878761" text:style-name="L1">
        <text:list-item>
          <text:p text:style-name="P6">Objectif du projet :</text:p>
        </text:list-item>
      </text:list>
      <text:p text:style-name="P2"><text:tab/>Le but de ce projet est de concevoir un capteur polyvalent, utilisé à des fins de mesures diverses dans un logement (mesure de consommation énergétique, de déperdition de chaleur, …). Ce capteur doit être totalement non intrusif afin de ne pas géner les habitants et pour faciliter la mesure. </text:p>
      <text:p text:style-name="P2"><text:tab/>Ce circuit contiendra en fait une multitude de capteur de mesure physique. Ainsi en combinant la mesure de plusieurs grandeurs physique, avec un peu d'imagination, et un algorithme de traitement optimisé, il sera possible de vérifier presque n'importe quel paramètre du logement.</text:p>
      <text:p text:style-name="P2"/>
      <text:p text:style-name="P2">Carte Sensortag Texas Instrument :</text:p>
      <text:p text:style-name="P2"><text:tab/>Afin de réduire le temps de développement au début, nous partirons avec une carte électronique du commerce qui contient déjà tout un ensemble de capteurs. On peut communiquer avec cette carte via bluetooth dont elle est équipée.</text:p>
      <text:p text:style-name="P2"/>
      <text:list xml:id="list88371110" text:style-name="L2">
        <text:list-item>
          <text:p text:style-name="P7">Planning :</text:p>
        </text:list-item>
      </text:list>
      <text:p text:style-name="P2">→ établir la communication avec la sensortag, faciliter la communication (création de scripts, de procédures ?)</text:p>
      <text:p text:style-name="P2">→ réaliser une série de premières mesures simples (sur chaudière : mesures de mise en fonctionnement, ...)</text:p>
      <text:p text:style-name="P5"/>
      <text:list xml:id="list1955030413" text:style-name="L3">
        <text:list-item>
          <text:p text:style-name="P8">Tâches à réaliser :</text:p>
        </text:list-item>
      </text:list>
      <text:list xml:id="list1535406444" text:style-name="L4">
        <text:list-item>
          <text:p text:style-name="P15">vendredi 28 février<text:tab/></text:p>
        </text:list-item>
      </text:list>
      <text:p text:style-name="P2">→ prise de renseignement sur la carte sensortag, établir la liste des capteurs disponibles</text:p>
      <text:p text:style-name="P2">→ établir une liste de matériels/composants dont on pourrait avoir besoin pour la réalisation du projet</text:p>
      <text:list xml:id="list397056459" text:continue-numbering="true" text:style-name="L4">
        <text:list-item>
          <text:p text:style-name="P15">pour la suite<text:tab/></text:p>
        </text:list-item>
      </text:list>
      <text:p text:style-name="P2">→ rédiger un planning à plus long terme avec les échéances pour l'ensemble du projet</text:p>
      <text:p text:style-name="P2"/>
      <text:list xml:id="list911196425" text:style-name="L5">
        <text:list-item>
          <text:p text:style-name="P9">Règles :</text:p>
        </text:list-item>
      </text:list>
      <text:p text:style-name="P2">→ un compte rendu avec le tuteur tout les vendredis, et une réunion toutes les 2 semaines</text:p>
      <text:p text:style-name="P2">→ rédaction régulière du wiki (infos utiles, sources, réalisations, méthodes développées/utilisées) <text:s/></text:p>
      <text:p text:style-name="P2"/>
      <text:p text:style-name="P2"/>
      <text:p text:style-name="P2"/>
      <text:p text:style-name="P2"/>
      <text:p text:style-name="P2"/>
      <text:p text:style-name="P2"/>
      <text:p text:style-name="P4"><text:soft-page-break/>Compte rendu de séance avec le tuteur (vendredi 14 mars):</text:p>
      <text:p text:style-name="P2"><text:tab/></text:p>
      <text:list xml:id="list501531883" text:style-name="L6">
        <text:list-item>
          <text:p text:style-name="P10">Modification du firmware :</text:p>
        </text:list-item>
      </text:list>
      <text:p text:style-name="P2"><text:tab/>Identifier les raisons positives de le faire. À comparer avec la dose de travail nécessaire. </text:p>
      <text:p text:style-name="P2"><text:tab/>À faire ou pas ?</text:p>
      <text:p text:style-name="P2"/>
      <text:list xml:id="list693188576" text:style-name="L10">
        <text:list-item>
          <text:p text:style-name="P11">Aspect visuel :</text:p>
        </text:list-item>
      </text:list>
      <text:p text:style-name="P2"><text:tab/>Ne pas négliger l'aspect visuel pour la présentation finale du projet. Travailler sur des réalisations visibles (une application smartphone/tablette, une video, un site web pour recueillir les données ?)</text:p>
      <text:p text:style-name="P5"/>
      <text:list xml:id="list88371810" text:style-name="L11">
        <text:list-item>
          <text:p text:style-name="P12">Interaction avec un Raspberry Pi :</text:p>
        </text:list-item>
      </text:list>
      <text:p text:style-name="P2"><text:s/><text:tab/>À voir.</text:p>
      <text:p text:style-name="P2"/>
      <text:list xml:id="list1955031113" text:style-name="L12">
        <text:list-item>
          <text:p text:style-name="P13">Mesures :</text:p>
        </text:list-item>
      </text:list>
      <text:p text:style-name="P2"><text:tab/>Les deux premiers travaux à faire avec le sensortag sont :</text:p>
      <text:p text:style-name="P2">→ réaliser les mesures prévues sur la chaudière. Concevoir si nécessaire une pièce pour mettre correctement en condition de mesure le SensorTag.</text:p>
      <text:p text:style-name="P2">→ Installer le SensorTag dans une pièce quelconque et identifier les détections intéressantes et les informations pertinentes que l'on peut en ressortir.</text:p>
      <text:p text:style-name="P5"/>
      <text:p text:style-name="P5"/>
      <text:list xml:id="list2087353639" text:continue-numbering="true" text:style-name="L12">
        <text:list-item>
          <text:p text:style-name="P13">Tâches :</text:p>
        </text:list-item>
      </text:list>
      <text:p text:style-name="P2">→ voir ci-dessus</text:p>
      <text:p text:style-name="P2">→ mise à jour planning</text:p>
      <text:p text:style-name="P2">→ répartir les tâches par personnes/binômes</text:p>
      <text:p text:style-name="P2">→ mise à jour des rô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meta:initial-creator>
    <meta:creation-date>2014-02-25T21:02:32</meta:creation-date>
    <dc:date>2014-03-24T14:29:47</dc:date>
    <dc:creator>Robin </dc:creator>
    <meta:editing-duration>PT9M22S</meta:editing-duration>
    <meta:editing-cycles>4</meta:editing-cycles>
    <meta:generator>LibreOffice/3.5$Linux_X86_64 LibreOffice_project/350m1$Build-2</meta:generator>
    <meta:document-statistic meta:table-count="0" meta:image-count="0" meta:object-count="0" meta:page-count="2" meta:paragraph-count="41" meta:word-count="469" meta:character-count="2857" meta:non-whitespace-character-count="2420"/>
  </office:meta>
</office:document-meta>
</file>